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b08ff" officeooo:paragraph-rsid="001bca4d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officeooo:rsid="001b08ff" officeooo:paragraph-rsid="001b08ff"/>
    </style:style>
    <style:style style:name="P7" style:family="paragraph" style:parent-style-name="Standard">
      <style:text-properties officeooo:rsid="001b08ff" officeooo:paragraph-rsid="001b08ff" loext:padding="0.049cm" loext:border="0.06pt solid #e1e5eb"/>
    </style:style>
    <style:style style:name="P8" style:family="paragraph" style:parent-style-name="Standard">
      <style:text-properties style:font-name="Liberation Mono" fo:font-size="10pt" officeooo:rsid="001b08ff" officeooo:paragraph-rsid="001b08ff" style:font-size-asian="10pt" style:font-size-complex="10pt"/>
    </style:style>
    <style:style style:name="P9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0pt" fo:letter-spacing="normal" fo:font-style="normal" fo:font-weight="normal" officeooo:paragraph-rsid="001bca4d" style:font-size-asian="10pt" style:font-size-complex="10pt"/>
    </style:style>
    <style:style style:name="T1" style:family="text">
      <style:text-properties style:text-outline="false" fo:font-size="12pt" style:letter-kerning="false" style:font-size-asian="12pt"/>
    </style:style>
    <style:style style:name="T2" style:family="text">
      <style:text-properties style:text-outline="false" style:letter-kerning="false"/>
    </style:style>
    <style:style style:name="T3" style:family="text">
      <style:text-properties style:text-outline="false" officeooo:rsid="001b08ff" style:letter-kerning="false"/>
    </style:style>
    <style:style style:name="T4" style:family="text">
      <style:text-properties style:text-outline="false" officeooo:rsid="001bca4d" style:letter-kerning="false"/>
    </style:style>
    <style:style style:name="T5" style:family="text">
      <style:text-properties officeooo:rsid="001bca4d"/>
    </style:style>
    <style:style style:name="T6" style:family="text">
      <style:text-properties fo:font-variant="normal" fo:text-transform="none" fo:color="#000000" style:text-outline="false" fo:letter-spacing="normal" fo:font-style="normal" fo:font-weight="normal" style:letter-kerning="false"/>
    </style:style>
    <style:style style:name="T7" style:family="text">
      <style:text-properties fo:font-variant="normal" fo:text-transform="none" fo:color="#000000" style:text-outline="false" fo:letter-spacing="normal" fo:font-style="normal" fo:font-weight="normal" officeooo:rsid="001bca4d" style:letter-kerning="false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 motivos para voc<text:span text:style-name="T5">ê</text:span> aprender JavaScript!</text:p>
      <text:p text:style-name="P1">------------------------------------------</text:p>
      <text:p text:style-name="P3"/>
      <text:p text:style-name="P1">O JavaScript <text:span text:style-name="T5">é</text:span> uma linguagem de programa<text:span text:style-name="T5">ção</text:span> muito poderosa utilizada em todo o mundo!</text:p>
      <text:p text:style-name="P3"/>
      <text:p text:style-name="P1">O uso mais convencional do JavaScript <text:span text:style-name="T5">é</text:span> no contexto do nosso navegador, juntamente com HTML e CSS.</text:p>
      <text:p text:style-name="P3"/>
      <text:p text:style-name="P1">Por que o JavaScript <text:span text:style-name="T5">é</text:span> t<text:span text:style-name="T5">ã</text:span>o valorizado?</text:p>
      <text:p text:style-name="P1">----------------------------------------</text:p>
      <text:p text:style-name="P3"/>
      <text:p text:style-name="P1">O JavaScript te permite dar dinamismos <text:span text:style-name="T5">nas páginas</text:span>. <text:span text:style-name="T5">E</text:span>le quem garante que sua p<text:span text:style-name="T5">á</text:span>gina tenha a habilidade de reagir Ã s aÃ§Ãµes das pessoas usu<text:span text:style-name="T5">á</text:span>rias.</text:p>
      <text:p text:style-name="P3"/>
      <text:p text:style-name="P1">5 motivos para voc<text:span text:style-name="T5">ê</text:span> aprender JavaScript</text:p>
      <text:p text:style-name="P1">-----------------------------------------</text:p>
      <text:p text:style-name="P3"/>
      <text:p text:style-name="P1">#1 Linguagem muito popular e adotada pelas principais empresas de tecnologia do mundo.</text:p>
      <text:p text:style-name="P3"/>
      <text:p text:style-name="P1">#2 Sintaxe mais simplificada que a maioria das linguagens.</text:p>
      <text:p text:style-name="P3"/>
      <text:p text:style-name="P1">#3 Constante evolu<text:span text:style-name="T5">ção</text:span>, principalmente por ter uma comunidade engajada.</text:p>
      <text:p text:style-name="P3"/>
      <text:p text:style-name="P1">#4 Utilizado no back-end e no front-end.</text:p>
      <text:p text:style-name="P3"/>
      <text:p text:style-name="P5">#5 Muitas op<text:span text:style-name="T5">ções</text:span> de bibliotecas e frameworks que v<text:span text:style-name="T5">ão</text:span> maximizar sua produtividade.</text:p>
      <text:p text:style-name="P9"><text:span text:style-name="T2">#6 </text:span><text:span text:style-name="T4">T</text:span><text:span text:style-name="T3">em muitos recursos e funcionalidades.</text:span></text:p>
      <text:p text:style-name="P8">#<text:span text:style-name="T5">7</text:span> <text:span text:style-name="T6">Versatilidade: </text:span><text:span text:style-name="T7">Não é necessário ter nada para começar! É rápido e pratico começar.</text:span></text:p>
      <text:p text:style-name="P2">-----------------------------------------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4:44:04.186853902</meta:creation-date>
    <dc:date>2021-07-16T15:07:10.417869060</dc:date>
    <meta:editing-duration>PT12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149" meta:character-count="1071" meta:non-whitespace-character-count="939"/>
  </office:meta>
</office:document-meta>
</file>